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c91" officeooo:paragraph-rsid="0000f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Excercise you lear 2 methods of installing an arduino library:</text:p>
      <text:p text:style-name="P1"/>
      <text:p text:style-name="P1">1) through the Library Manager</text:p>
      <text:p text:style-name="P1"/>
      <text:p text:style-name="P1">2) through importing a ZIP file.</text:p>
      <text:p text:style-name="P1"/>
      <text:p text:style-name="P1">3) through copying the file into the $HOME/Arduino/libraries 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29T23:16:37.212000000</dc:date>
    <meta:editing-duration>PT1M37S</meta:editing-duration>
    <meta:editing-cycles>1</meta:editing-cycles>
    <meta:document-statistic meta:table-count="0" meta:image-count="0" meta:object-count="0" meta:page-count="1" meta:paragraph-count="4" meta:word-count="32" meta:character-count="202" meta:non-whitespace-character-count="174"/>
  </office:meta>
</office:document-meta>
</file>